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444950" style:font-name="Helvetica" fo:font-size="9.75pt" fo:letter-spacing="normal" fo:font-style="normal" fo:font-weight="normal"/>
    </style:style>
    <style:style style:name="P2" style:family="paragraph" style:parent-style-name="Standard" style:list-style-name="L1">
      <style:text-properties fo:font-variant="normal" fo:text-transform="none" fo:color="#444950" style:font-name="Helvetica" fo:font-size="9.7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35095943806281626" text:style-name="L1">
        <text:list-item>
          <text:p text:style-name="P2">Dodać <text:s/></text:p>
        </text:list-item>
      </text:list>
      <text:p text:style-name="P1"><text:tab/>https://interviewme.pl/cv/KrystianBieni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ystian Bieniek</meta:initial-creator>
    <meta:creation-date>2018-10-17T15:06:09.80</meta:creation-date>
    <dc:date>2019-03-01T13:55:49.29</dc:date>
    <dc:creator>Krystian Bieniek</dc:creator>
    <meta:editing-duration>PT1M45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2" meta:word-count="3" meta:character-count="51"/>
  </office:meta>
</office:document-meta>
</file>